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342A4C5F.png" manifest:media-type="image/png"/>
  <manifest:file-entry manifest:full-path="Pictures/1000000100000780000004387FFB49A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Les étapes suivies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Lire le sujet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0.467cm" svg:height="11.512cm" svg:x="4cm" svg:y="2.988cm">
          <draw:image xlink:href="Pictures/1000000100000780000004387FFB49A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Faire la to do list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967cm" svg:height="12.356cm" svg:x="2.9cm" svg:y="2.944cm">
          <draw:image xlink:href="Pictures/100000010000078000000438342A4C5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09:33:29.013374297</meta:creation-date>
    <dc:date>2026-04-01T09:37:05.976474836</dc:date>
    <meta:editing-duration>PT3M39S</meta:editing-duration>
    <meta:editing-cycles>2</meta:editing-cycles>
    <meta:generator>LibreOffice/24.2.7.2$Linux_X86_64 LibreOffice_project/420$Build-2</meta:generator>
    <meta:document-statistic meta:object-count="54"/>
  </office:meta>
</office:document-meta>
</file>